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c0a82" officeooo:paragraph-rsid="001c0a8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bold" officeooo:rsid="001c0a82" officeooo:paragraph-rsid="001c0a82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1c0a82" officeooo:paragraph-rsid="001c0a82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c0a82" officeooo:paragraph-rsid="00209421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c0a82" officeooo:paragraph-rsid="00247092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1c0a82" officeooo:paragraph-rsid="001c0a82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c0a82" officeooo:paragraph-rsid="00209421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1c0a82" officeooo:paragraph-rsid="00247092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1c0a82" officeooo:paragraph-rsid="00273941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d41f9"/>
    </style:style>
    <style:style style:name="T2" style:family="text">
      <style:text-properties officeooo:rsid="00209421"/>
    </style:style>
    <style:style style:name="T3" style:family="text">
      <style:text-properties officeooo:rsid="0022b866"/>
    </style:style>
    <style:style style:name="T4" style:family="text">
      <style:text-properties officeooo:rsid="00247092"/>
    </style:style>
    <style:style style:name="T5" style:family="text">
      <style:text-properties officeooo:rsid="00250935"/>
    </style:style>
    <style:style style:name="T6" style:family="text">
      <style:text-properties officeooo:rsid="00260cec"/>
    </style:style>
    <style:style style:name="T7" style:family="text">
      <style:text-properties officeooo:rsid="0028ff6f"/>
    </style:style>
    <style:style style:name="T8" style:family="text">
      <style:text-properties officeooo:rsid="0029ee60"/>
    </style:style>
    <style:style style:name="T9" style:family="text">
      <style:text-properties officeooo:rsid="002a5728"/>
    </style:style>
    <style:style style:name="T10" style:family="text">
      <style:text-properties officeooo:rsid="002aea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Focus Group (t=1semaine)</text:p>
      <text:p text:style-name="P1"/>
      <text:p text:style-name="P2">1) Quel texte <text:span text:style-name="T7">vous a le plus marqué </text:span>?</text:p>
      <text:p text:style-name="P2"/>
      <text:p text:style-name="P3">-</text:p>
      <text:p text:style-name="P2"/>
      <text:p text:style-name="P2"/>
      <text:p text:style-name="P2">2) Vous <text:span text:style-name="T8">voyez-vous </text:span>lire avec ce dispositif ?</text:p>
      <text:p text:style-name="P2"/>
      <text:p text:style-name="P3">-</text:p>
      <text:p text:style-name="P3"/>
      <text:p text:style-name="P2">3) Comment <text:span text:style-name="T9">pouvez-vous décrire </text:span>l’expérience que vous avez vécu ?</text:p>
      <text:p text:style-name="P2"/>
      <text:p text:style-name="P3">-</text:p>
      <text:p text:style-name="P3"/>
      <text:p text:style-name="P6">4) <text:span text:style-name="T10">Qu’est ce que Harry Potter a reçu pour noël et par qui ? (texte 1)</text:span></text:p>
      <text:p text:style-name="P6"/>
      <text:p text:style-name="P3"/>
      <text:p text:style-name="P7"><text:span text:style-name="T2">5</text:span>) <text:span text:style-name="T2">Avec qui est Harry Potter ? (texte 1)</text:span></text:p>
      <text:p text:style-name="P4"/>
      <text:p text:style-name="P4">-</text:p>
      <text:p text:style-name="P4"/>
      <text:p text:style-name="P7"><text:span text:style-name="T3">6</text:span>) <text:span text:style-name="T1">Qu’est ce que Harry Potter a reçu pour noël et par qui ? (texte 2)</text:span></text:p>
      <text:p text:style-name="P7"/>
      <text:p text:style-name="P4">- <text:s/></text:p>
      <text:p text:style-name="P4"/>
      <text:p text:style-name="P4"/>
      <text:p text:style-name="P7"><text:span text:style-name="T3">7</text:span>) <text:span text:style-name="T3">Avec qui est Harry lors de l’ouverture des cadeaux ? (texte 2)</text:span></text:p>
      <text:p text:style-name="P7"/>
      <text:p text:style-name="P4">-</text:p>
      <text:p text:style-name="P4"/>
      <text:p text:style-name="P7"><text:span text:style-name="T3">8</text:span>) <text:span text:style-name="T3">Que prévoient de faire Harry, Ron et Hermione? (texte 2)</text:span></text:p>
      <text:p text:style-name="P7"/>
      <text:p text:style-name="P4">- </text:p>
      <text:p text:style-name="P4"/>
      <text:p text:style-name="P8"><text:span text:style-name="T4">9</text:span>) <text:span text:style-name="T4">Comment se fait réveiller Harry et par qui ? (texte 3)</text:span></text:p>
      <text:p text:style-name="P8"/>
      <text:p text:style-name="P5">- </text:p>
      <text:p text:style-name="P5"/>
      <text:p text:style-name="P9"><text:span text:style-name="T4">10</text:span>) <text:s/><text:span text:style-name="T5">Qu’est ce que Harry Potter a reçu pour noël et de qui <text:s/>? (texte 3)</text:span></text:p>
      <text:p text:style-name="P8"/>
      <text:p text:style-name="P5">- </text:p>
      <text:p text:style-name="P5"/>
      <text:p text:style-name="P5"/>
      <text:p text:style-name="P9"><text:soft-page-break/><text:span text:style-name="T4">11</text:span>) <text:span text:style-name="T6">Avec qui est Harry ? Comment ont réagi ces personnes s’il y en a ? (texte 3)</text:span></text:p>
      <text:p text:style-name="P8"/>
      <text:p text:style-name="P5">-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2:30:46.470516546</meta:creation-date>
    <dc:date>2019-04-08T16:12:51.901360241</dc:date>
    <meta:editing-duration>PT24M59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152" meta:character-count="705" meta:non-whitespace-character-count="567"/>
  </office:meta>
</office:document-meta>
</file>